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fo:break-before="page" table:align="left" style:may-break-between-rows="true" style:writing-mode="lr-tb"/>
    </style:style>
    <style:style style:name="Tabella2.A" style:family="table-column">
      <style:table-column-properties style:column-width="1.9cm"/>
    </style:style>
    <style:style style:name="Tabella2.B" style:family="table-column">
      <style:table-column-properties style:column-width="8.105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8d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cb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1f0cb60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f2dd4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f2b7d9" fo:background-color="transparent" style:font-size-asian="2pt" style:font-size-complex="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1f2b7d9" fo:background-color="transparent" style:font-size-asian="2pt" style:font-weight-asian="normal" style:font-size-complex="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2b7d9" fo:background-color="transparent" style:font-size-asian="8pt" style:font-size-complex="8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font-style="italic" fo:font-weight="normal" officeooo:paragraph-rsid="01f46dd2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2b7d9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f2b7d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1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c89f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officeooo:rsid="0090aa57"/>
    </style:style>
    <style:style style:name="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52"/>
            </table:table-cell>
            <table:table-cell table:style-name="Tabella2.A1" office:value-type="string">
              <text:p text:style-name="P64"><text:placeholder text:placeholder-type="text">&lt;translate(u'UoM')&gt;</text:placeholder></text:p>
            </table:table-cell>
            <table:table-cell table:style-name="Tabella2.A1" office:value-type="string">
              <text:p text:style-name="P63"><text:placeholder text:placeholder-type="text">&lt;translate(u'q.ty')&gt;</text:placeholder></text:p>
            </table:table-cell>
            <table:table-cell table:style-name="Tabella2.A1" office:value-type="string">
              <text:p text:style-name="P63"><text:bookmark text:name="__DdeLink__1383_742129671"/></text:p>
            </table:table-cell>
            <table:table-cell table:style-name="Tabella2.A1" table:number-columns-spanned="2" office:value-type="string">
              <text:p text:style-name="P63"/>
            </table:table-cell>
            <table:covered-table-cell/>
            <table:table-cell table:style-name="Tabella2.A1" office:value-type="string">
              <text:p text:style-name="P62"><text:placeholder text:placeholder-type="text">&lt;translate(u'VAT')&gt;</text:placeholder></text:p>
            </table:table-cell>
            <table:table-cell table:style-name="Tabella2.A1" office:value-type="string">
              <text:p text:style-name="P63"/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68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43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51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9"><text:span text:style-name="Strong_20_Emphasis"><text:span text:style-name="T26"><text:placeholder text:placeholder-type="text">&lt;for each="nl in line.name.split('\n')"&gt;</text:placeholder></text:span></text:span></text:p>
            <text:p text:style-name="P79"><text:span text:style-name="Strong_20_Emphasis"><text:span text:style-name="T26"><text:placeholder text:placeholder-type="text">&lt;nl.upper()&gt;</text:placeholder></text:span></text:span></text:p>
            <text:p text:style-name="P81"><text:span text:style-name="Strong_20_Emphasis"><text:span text:style-name="T28"><text:placeholder text:placeholder-type="text">&lt;/for&gt;</text:placeholder></text:span></text:span></text:p>
            <text:p text:style-name="P81"><text:span text:style-name="Strong_20_Emphasis"><text:span text:style-name="T28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7"><text:span text:style-name="Strong_20_Emphasis"><text:span text:style-name="T23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8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5"><text:s/></text:span></text:span><text:span text:style-name="Strong_20_Emphasis"><text:span text:style-name="T16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5" office:value-type="string">
            <text:p text:style-name="P55"><text:span text:style-name="Strong_20_Emphasis"><text:span text:style-name="T25"/></text:span></text:p>
          </table:table-cell>
          <table:table-cell table:style-name="Tabella2.G5" table:number-columns-spanned="2" office:value-type="string">
            <text:p text:style-name="P74"><text:span text:style-name="Strong_20_Emphasis"><text:span text:style-name="T19"/></text:span></text:p>
          </table:table-cell>
          <table:covered-table-cell/>
          <table:table-cell table:style-name="Tabella2.I5" office:value-type="string">
            <text:p text:style-name="P57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14"><text:placeholder text:placeholder-type="text">&lt;formatLang(tax.amount *100, digits=0)&gt;</text:placeholder></text:span></text:span><text:span text:style-name="Strong_20_Emphasis"><text:span text:style-name="T1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J5" office:value-type="string">
            <text:p text:style-name="P56"><text:span text:style-name="Strong_20_Emphasis"><text:span text:style-name="T18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7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9"><text:span text:style-name="Strong_20_Emphasis"><text:span text:style-name="T27"><text:placeholder text:placeholder-type="text">&lt;for each="nl in line.name.split('\n')"&gt;</text:placeholder></text:span></text:span></text:p>
            <text:p text:style-name="P79"><text:span text:style-name="Strong_20_Emphasis"><text:span text:style-name="T27"><text:placeholder text:placeholder-type="text">&lt;nl&gt;</text:placeholder></text:span></text:span></text:p>
            <text:p text:style-name="P80"><text:span text:style-name="Strong_20_Emphasis"><text:span text:style-name="T29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6"><text:bookmark-start text:name="__DdeLink__1068_1621327982"/><text:span text:style-name="Strong_20_Emphasis"><text:span text:style-name="T21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6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3"><text:s/></text:span></text:span><text:span text:style-name="Strong_20_Emphasis"><text:span text:style-name="T22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8" office:value-type="string">
            <text:p text:style-name="P72"><text:span text:style-name="Strong_20_Emphasis"><text:span text:style-name="T25"/></text:span></text:p>
          </table:table-cell>
          <table:table-cell table:style-name="Tabella2.G8" office:value-type="string">
            <text:p text:style-name="P74"><text:span text:style-name="Strong_20_Emphasis"><text:span text:style-name="T20"/></text:span></text:p>
          </table:table-cell>
          <table:table-cell table:style-name="Tabella2.H8" table:number-columns-spanned="2" office:value-type="string">
            <text:p text:style-name="P75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24"><text:placeholder text:placeholder-type="text">&lt;formatLang(tax.amount *100, digits=0)&gt;</text:placeholder></text:span></text:span><text:span text:style-name="Strong_20_Emphasis"><text:span text:style-name="T2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3"><text:span text:style-name="Strong_20_Emphasis"><text:span text:style-name="T18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><text:placeholder text:placeholder-type="text">&lt;o.notes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8d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cb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1f0cb60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f2b7d9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2b7d9" fo:background-color="transparent" style:font-size-asian="8pt" style:font-size-complex="8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2b7d9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f2b7d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1f2b7d9" fo:background-color="transparent" style:font-size-asian="2pt" style:font-weight-asian="normal" style:font-size-complex="2pt" style:font-weight-complex="normal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text-properties fo:font-size="4pt" style:font-size-asian="3.5pt" style:font-size-complex="4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text-properties fo:font-size="6pt" style:font-size-asian="5.25pt" style:font-size-complex="6pt"/>
    </style:style>
    <style:style style:name="MP5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<text:s/>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4"><text:bookmark-start text:name="__DdeLink__2251_1368305246"/><text:bookmark-start text:name="__DdeLink__1818_1368305246"/><text:placeholder text:placeholder-type="text">&lt;if test="o.dest_address_id"&gt;</text:placeholder><text:bookmark-end text:name="__DdeLink__1818_1368305246"/></text:p>
              <text:p text:style-name="MP15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6"><text:placeholder text:placeholder-type="text">&lt;o.dest_address_id.title&gt;</text:placeholder></text:p>
              <text:p text:style-name="MP17"><text:bookmark-start text:name="__DdeLink__1486_400434007"/><text:placeholder text:placeholder-type="text">&lt;o.dest_address_id.name or ''&gt;</text:placeholder><text:bookmark-end text:name="__DdeLink__1486_400434007"/></text:p>
              <text:p text:style-name="MP18"><text:placeholder text:placeholder-type="text">&lt;o.dest_address_id.street or ''&gt;</text:placeholder><text:s/><text:placeholder text:placeholder-type="text">&lt;o.dest_address_id.street2 or ''&gt;</text:placeholder></text:p>
              <text:p text:style-name="MP19"><text:bookmark-end text:name="__DdeLink__2251_1368305246"/><text:placeholder text:placeholder-type="text">&lt;o.dest_address_id.zip or ''&gt;</text:placeholder><text:s text:c="2"/><text:placeholder text:placeholder-type="text">&lt;o.dest_address_id.city or ''&gt;</text:placeholder><text:s/><text:placeholder text:placeholder-type="text">&lt;o.dest_address_id.state_id and ('(' + o.dest_address_id.state_id.code +')') or ''&gt;</text:placeholder><text:s/><text:placeholder text:placeholder-type="text">&lt;o.dest_address_id.country_id and o.dest_address_id.country_id.name or ''&gt;</text:placeholder></text:p>
              <text:p text:style-name="MP14"><text:placeholder text:placeholder-type="text">&lt;/if&gt;</text:placeholder></text:p>
              <text:p text:style-name="MP14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5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16"><text:placeholder text:placeholder-type="text">&lt;o.picking_type_id.warehouse_id.partner_id.title&gt;</text:placeholder></text:p>
              <text:p text:style-name="MP17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8"><text:placeholder text:placeholder-type="text">&lt;o.picking_type_id.warehouse_id.partner_id.street or ''&gt;</text:placeholder><text:s/><text:placeholder text:placeholder-type="text">&lt;o.picking_type_id.warehouse_id.partner_id.street2 or ''&gt;</text:placeholder></text:p>
              <text:p text:style-name="MP20"><text:placeholder text:placeholder-type="text">&lt;o.picking_type_id.warehouse_id.partner_id.zip or ''&gt;</text:placeholder><text:s text:c="2"/><text:placeholder text:placeholder-type="text">&lt;o.picking_type_id.warehouse_id.partner_id.city or ''&gt;</text:placeholder><text:s/><text:placeholder text:placeholder-type="text">&lt;o.picking_type_id.warehouse_id.partner_id.state_id and ('(' + o.picking_type_id.warehouse_id.partner_id.state_id.code + ')') or ''&gt;</text:placeholder><text:s/><text:placeholder text:placeholder-type="text">&lt;o.picking_type_id.warehouse_id.partner_id.country_id and o.picking_type_id.warehouse_id.partner_id.country_id.name or ''&gt;</text:placeholder></text:p>
              <text:p text:style-name="MP21"/>
              <text:p text:style-name="MP14"><text:placeholder text:placeholder-type="text">&lt;/if&gt;</text:placeholder></text:p>
            </table:table-cell>
            <table:table-cell table:style-name="Table1.B1" office:value-type="string">
              <text:p text:style-name="MP22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3"><text:placeholder text:placeholder-type="text">&lt;o.partner_id.title&gt;</text:placeholder></text:p>
              <text:p text:style-name="MP24"><text:bookmark-start text:name="__DdeLink__1492_400434007"/><text:placeholder text:placeholder-type="text">&lt;o.partner_id.name or ''&gt;</text:placeholder><text:bookmark-end text:name="__DdeLink__1492_400434007"/></text:p>
              <text:p text:style-name="MP18"><text:placeholder text:placeholder-type="text">&lt;o.partner_id.street or ''&gt;</text:placeholder><text:s/><text:placeholder text:placeholder-type="text">&lt;o.partner_id.street2 or ''&gt;</text:placeholder></text:p>
              <text:p text:style-name="MP25"><text:placeholder text:placeholder-type="text">&lt;o.partner_id.zip or ''&gt;</text:placeholder><text:s text:c="2"/><text:placeholder text:placeholder-type="text">&lt;o.partner_id.city or ''&gt;</text:placeholder><text:s/><text:placeholder text:placeholder-type="text">&lt;o.partner_id.state_id and ('(' + o.partner_id.state_id.code + ')') or ''&gt;</text:placeholder><text:s/><text:placeholder text:placeholder-type="text">&lt;o.partner_id.country_id and o.partner_id.country_id.name or ''&gt;</text:placeholder></text:p>
              <text:p text:style-name="MP26"/>
              <text:p text:style-name="MP27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8"><text:span text:style-name="MT8">@<text:tab/>: </text:span><text:span text:style-name="MT9"><text:placeholder text:placeholder-type="text">&lt;o.partner_id.email&gt;</text:placeholder></text:span></text:p>
              <text:p text:style-name="MP29"><text:placeholder text:placeholder-type="text">&lt;if test="o.partner_id.fiscalcode"&gt;</text:placeholder></text:p>
              <text:p text:style-name="MP30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29"><text:placeholder text:placeholder-type="text">&lt;/if&gt;</text:placeholder></text:p>
              <text:p text:style-name="MP31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2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3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4"><text:placeholder text:placeholder-type="text">&lt;choose&gt;</text:placeholder></text:p>
              <text:p text:style-name="MP34"><text:placeholder text:placeholder-type="text">&lt;get_selection_item(o.payment_term_id, o.payment_term_id.type) or ''&gt;</text:placeholder></text:p>
              <text:p text:style-name="MP35"><text:placeholder text:placeholder-type="text">&lt;o.payment_term_id and o.payment_term_id.note or o.payment_term_id and o.payment_term_id.name or ''&gt;</text:placeholder></text:p>
              <text:p text:style-name="MP34"><text:placeholder text:placeholder-type="text">&lt;when test="o.payment_term_id.type == 'RB'"&gt;</text:placeholder></text:p>
              <text:p text:style-name="MP34"><text:placeholder text:placeholder-type="text">&lt;choose&gt;</text:placeholder></text:p>
              <text:p text:style-name="MP34"><text:placeholder text:placeholder-type="text">&lt;when test="o.partner_id.bank_riba_id"&gt;</text:placeholder></text:p>
              <text:p text:style-name="MP34"><text:span text:style-name="MT1"><text:placeholder text:placeholder-type="text">&lt;o.partner_id.bank_riba_id.abi or ''&gt;</text:placeholder></text:span><text:s/><text:span text:style-name="MT1"><text:placeholder text:placeholder-type="text">&lt;o.partner_id.bank_riba_id.cab or ''&gt;</text:placeholder></text:span><text:s/><text:span text:style-name="MT1"><text:placeholder text:placeholder-type="text">&lt;o.partner_id.bank_riba_id.name or '' &gt;</text:placeholder></text:span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if test="o.partner_id.bank_ids"&gt;</text:placeholder></text:p>
              <text:p text:style-name="MP35"><text:placeholder text:placeholder-type="text">&lt;o.partner_id.bank_ids[0].bank_name or '' &gt;</text:placeholder></text:p>
              <text:p text:style-name="MP34"><text:placeholder text:placeholder-type="text">&lt;/if&gt;</text:placeholder></text:p>
              <text:p text:style-name="MP34"><text:placeholder text:placeholder-type="text">&lt;/otherwise&gt;</text:placeholder></text:p>
              <text:p text:style-name="MP34"><text:placeholder text:placeholder-type="text">&lt;/choose&gt;</text:placeholder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choose&gt;</text:placeholder></text:p>
              <text:p text:style-name="MP36"><text:placeholder text:placeholder-type="text">&lt;when test="o.partner_id.company_bank_id"&gt;</text:placeholder></text:p>
              <text:p text:style-name="MP35"><text:span text:style-name="MT12"><text:placeholder text:placeholder-type="text">&lt;o.partner_id.company_bank_id.bank_name&gt;</text:placeholder></text:span><text:span text:style-name="MT12"><text:s/>IBAN </text:span><text:span text:style-name="MT12"><text:placeholder text:placeholder-type="text">&lt;o.partner_id.company_bank_id.iban&gt;</text:placeholder></text:span></text:p>
              <text:p text:style-name="MP36"><text:placeholder text:placeholder-type="text">&lt;/when&gt;</text:placeholder></text:p>
              <text:p text:style-name="MP36"><text:placeholder text:placeholder-type="text">&lt;otherwise&gt;</text:placeholder></text:p>
              <text:p text:style-name="MP36"><text:placeholder text:placeholder-type="text">&lt;if test="o.partner_id.bank_ids"&gt;</text:placeholder></text:p>
              <text:p text:style-name="MP35"><text:span text:style-name="MT12"><text:placeholder text:placeholder-type="text">&lt;o.partner_id.bank_ids[0].bank_name or '' &gt;</text:placeholder></text:span><text:span text:style-name="MT12"><text:s/>IBAN </text:span><text:span text:style-name="MT12"><text:placeholder text:placeholder-type="text">&lt;o.partner_id.bank_ids[0].iban&gt;</text:placeholder></text:span></text:p>
              <text:p text:style-name="MP36"><text:placeholder text:placeholder-type="text">&lt;/if&gt;</text:placeholder></text:p>
              <text:p text:style-name="MP34"><text:placeholder text:placeholder-type="text">&lt;/otherwise&gt;</text:placeholder></text:p>
              <text:p text:style-name="MP37"><text:placeholder text:placeholder-type="text">&lt;/choose&gt;</text:placeholder></text:p>
              <text:p text:style-name="MP34"><text:bookmark-start text:name="__DdeLink__1113_910980541"/><text:placeholder text:placeholder-type="text">&lt;/otherwise&gt;</text:placeholder></text:p>
              <text:p text:style-name="MP38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9"/>
      </style:header>
      <style:footer>
        <text:p text:style-name="MP40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1"/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3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5"/>
            </table:table-cell>
          </table:table-row>
          <table:table-row table:style-name="Tabella5.1">
            <table:table-cell table:style-name="Tabella5.A2" office:value-type="string">
              <text:p text:style-name="MP41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/>
            </table:table-cell>
          </table:table-row>
        </table:table>
        <text:p text:style-name="MP5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3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9-02-19T08:10:17.942958880</dc:date>
    <meta:editing-duration>P6DT7H39M13S</meta:editing-duration>
    <meta:editing-cycles>755</meta:editing-cycles>
    <meta:generator>LibreOffice/6.1.4.2$Linux_X86_64 LibreOffice_project/10$Build-2</meta:generator>
    <meta:document-statistic meta:table-count="5" meta:image-count="0" meta:object-count="0" meta:page-count="1" meta:paragraph-count="92" meta:word-count="307" meta:character-count="4195" meta:non-whitespace-character-count="3974"/>
  </office:meta>
</office:document-meta>
</file>